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D0000006FDF0E09368386BF9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Mangal1" svg:font-family="Mangal" style:font-family-generic="swiss"/>
    <style:font-face style:name="Fira Sans1" svg:font-family="'Fira Sans'" style:font-adornments="Έντονα" style:font-pitch="variable"/>
    <style:font-face style:name="Fira Sans" svg:font-family="'Fira Sans'" style:font-adornments="Κανονικά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1" svg:font-family="FreeSans" style:font-adornments="µεσαία" style:font-family-generic="swiss" style:font-pitch="variable"/>
    <style:font-face style:name="FreeSans" svg:font-family="FreeSans" style:font-adornments="Έντονα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d94bab" officeooo:paragraph-rsid="00d94bab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officeooo:rsid="002cd046" officeooo:paragraph-rsid="002cd046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officeooo:rsid="002cd046" officeooo:paragraph-rsid="00a90787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officeooo:rsid="007b5304" officeooo:paragraph-rsid="007b5304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officeooo:rsid="007b5304" officeooo:paragraph-rsid="0085843e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officeooo:rsid="007b5304" officeooo:paragraph-rsid="0087a9af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officeooo:rsid="007b5304" officeooo:paragraph-rsid="00bbd173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officeooo:rsid="007b5304" officeooo:paragraph-rsid="00e0aa38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officeooo:rsid="00a17a87" officeooo:paragraph-rsid="00bbd173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officeooo:rsid="00a17a87" officeooo:paragraph-rsid="00e0aa38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officeooo:rsid="00b85083" officeooo:paragraph-rsid="00b85083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officeooo:rsid="00b85083" officeooo:paragraph-rsid="00c432ab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officeooo:rsid="00c1dae5" officeooo:paragraph-rsid="00c1dae5"/>
    </style:style>
    <style:style style:name="P14" style:family="paragraph" style:parent-style-name="Text_20_body">
      <style:paragraph-properties fo:margin-top="0cm" fo:margin-bottom="0cm" loext:contextual-spacing="false" style:writing-mode="lr-tb"/>
    </style:style>
    <style:style style:name="P15" style:family="paragraph" style:parent-style-name="Text_20_body">
      <style:paragraph-properties fo:margin-top="0cm" fo:margin-bottom="0cm" loext:contextual-spacing="false" style:writing-mode="lr-tb"/>
      <style:text-properties officeooo:paragraph-rsid="00d9a556"/>
    </style:style>
    <style:style style:name="P16" style:family="paragraph" style:parent-style-name="Text_20_body">
      <style:paragraph-properties fo:margin-top="0cm" fo:margin-bottom="0cm" loext:contextual-spacing="false" style:writing-mode="lr-tb"/>
      <style:text-properties officeooo:rsid="00ebcebf" officeooo:paragraph-rsid="00ebcebf"/>
    </style:style>
    <style:style style:name="P17" style:family="paragraph" style:parent-style-name="Text_20_body">
      <style:paragraph-properties fo:margin-top="0cm" fo:margin-bottom="0cm" loext:contextual-spacing="false" style:writing-mode="lr-tb"/>
      <style:text-properties officeooo:rsid="00ebcebf" officeooo:paragraph-rsid="00ed817f"/>
    </style:style>
    <style:style style:name="P18" style:family="paragraph" style:parent-style-name="Text_20_body">
      <style:paragraph-properties fo:margin-top="0cm" fo:margin-bottom="0cm" loext:contextual-spacing="false" style:writing-mode="lr-tb"/>
      <style:text-properties officeooo:rsid="00fb37c3" officeooo:paragraph-rsid="00ff67d9"/>
    </style:style>
    <style:style style:name="P19" style:family="paragraph" style:parent-style-name="Text_20_body">
      <style:paragraph-properties fo:margin-top="0cm" fo:margin-bottom="0cm" loext:contextual-spacing="false" fo:line-height="100%" style:writing-mode="lr-tb"/>
      <style:text-properties officeooo:rsid="002cd046" officeooo:paragraph-rsid="00ff67d9"/>
    </style:style>
    <style:style style:name="P20" style:family="paragraph" style:parent-style-name="Text_20_body">
      <style:paragraph-properties fo:margin-top="0cm" fo:margin-bottom="0cm" loext:contextual-spacing="false" fo:line-height="100%" style:writing-mode="lr-tb"/>
      <style:text-properties officeooo:rsid="002cd046" officeooo:paragraph-rsid="002cd046"/>
    </style:style>
    <style:style style:name="P21" style:family="paragraph" style:parent-style-name="Text_20_body">
      <style:paragraph-properties fo:margin-top="0cm" fo:margin-bottom="0cm" loext:contextual-spacing="false" style:writing-mode="lr-tb"/>
      <style:text-properties officeooo:paragraph-rsid="00ff67d9"/>
    </style:style>
    <style:style style:name="P22" style:family="paragraph" style:parent-style-name="Text_20_body">
      <style:paragraph-properties fo:margin-top="0cm" fo:margin-bottom="0cm" loext:contextual-spacing="false" fo:line-height="100%" style:writing-mode="lr-tb"/>
      <style:text-properties officeooo:rsid="007b5304" officeooo:paragraph-rsid="00864224"/>
    </style:style>
    <style:style style:name="P23" style:family="paragraph" style:parent-style-name="Text_20_body">
      <style:paragraph-properties fo:margin-top="0cm" fo:margin-bottom="0cm" loext:contextual-spacing="false" fo:line-height="100%" style:writing-mode="lr-tb"/>
      <style:text-properties officeooo:rsid="00dfbb24" officeooo:paragraph-rsid="00dfbb24"/>
    </style:style>
    <style:style style:name="P24" style:family="paragraph" style:parent-style-name="Heading_20_4">
      <style:paragraph-properties fo:margin-top="0cm" fo:margin-bottom="0cm" loext:contextual-spacing="false" style:writing-mode="lr-tb"/>
      <style:text-properties fo:font-weight="normal" officeooo:paragraph-rsid="00dc129f" style:font-weight-asian="normal" style:font-weight-complex="normal"/>
    </style:style>
    <style:style style:name="P25" style:family="paragraph" style:parent-style-name="Text_20_body">
      <style:text-properties officeooo:rsid="002cd046" officeooo:paragraph-rsid="002cd046"/>
    </style:style>
    <style:style style:name="P26" style:family="paragraph" style:parent-style-name="Text_20_body">
      <style:text-properties officeooo:rsid="002cd046" officeooo:paragraph-rsid="00b8406f"/>
    </style:style>
    <style:style style:name="P27" style:family="paragraph" style:parent-style-name="Text_20_body">
      <style:text-properties fo:font-style="italic" officeooo:rsid="00e4ef81" officeooo:paragraph-rsid="00b8406f" style:font-style-asian="italic" style:font-style-complex="italic"/>
    </style:style>
    <style:style style:name="P28" style:family="paragraph" style:parent-style-name="Heading_20_4">
      <style:text-properties officeooo:rsid="002cd046" officeooo:paragraph-rsid="00ff67d9"/>
    </style:style>
    <style:style style:name="P29" style:family="paragraph" style:parent-style-name="Heading_20_4" style:master-page-name="Standard">
      <style:paragraph-properties fo:margin-top="0.21cm" fo:margin-bottom="0cm" loext:contextual-spacing="false" style:page-number="auto" style:writing-mode="lr-tb"/>
    </style:style>
    <style:style style:name="P30" style:family="paragraph" style:parent-style-name="Heading_20_4" style:master-page-name="Standard">
      <style:paragraph-properties fo:margin-top="0.21cm" fo:margin-bottom="0cm" loext:contextual-spacing="false" style:page-number="auto" fo:break-before="page" style:writing-mode="lr-tb"/>
      <style:text-properties officeooo:paragraph-rsid="00dc129f"/>
    </style:style>
    <style:style style:name="P31" style:family="paragraph" style:parent-style-name="Heading_20_4">
      <style:paragraph-properties fo:margin-top="0.21cm" fo:margin-bottom="0cm" loext:contextual-spacing="false" style:writing-mode="lr-tb"/>
      <style:text-properties officeooo:paragraph-rsid="00dc129f"/>
    </style:style>
    <style:style style:name="T1" style:family="text">
      <style:text-properties officeooo:rsid="003ff3e1"/>
    </style:style>
    <style:style style:name="T2" style:family="text">
      <style:text-properties officeooo:rsid="0087a9af"/>
    </style:style>
    <style:style style:name="T3" style:family="text">
      <style:text-properties officeooo:rsid="00a90787"/>
    </style:style>
    <style:style style:name="T4" style:family="text">
      <style:text-properties officeooo:rsid="00b8406f"/>
    </style:style>
    <style:style style:name="T5" style:family="text">
      <style:text-properties officeooo:rsid="00b85083"/>
    </style:style>
    <style:style style:name="T6" style:family="text">
      <style:text-properties officeooo:rsid="00bdef11"/>
    </style:style>
    <style:style style:name="T7" style:family="text">
      <style:text-properties officeooo:rsid="00c432ab"/>
    </style:style>
    <style:style style:name="T8" style:family="text">
      <style:text-properties officeooo:rsid="00c49de6"/>
    </style:style>
    <style:style style:name="T9" style:family="text">
      <style:text-properties officeooo:rsid="00c4c4d8"/>
    </style:style>
    <style:style style:name="T10" style:family="text">
      <style:text-properties officeooo:rsid="00c823ec"/>
    </style:style>
    <style:style style:name="T11" style:family="text">
      <style:text-properties officeooo:rsid="00d94ba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d94bab" style:font-weight-asian="normal" style:font-weight-complex="normal"/>
    </style:style>
    <style:style style:name="T14" style:family="text">
      <style:text-properties fo:font-weight="normal" officeooo:rsid="00dc129f" style:font-weight-asian="normal" style:font-weight-complex="normal"/>
    </style:style>
    <style:style style:name="T15" style:family="text">
      <style:text-properties officeooo:rsid="00d9a556"/>
    </style:style>
    <style:style style:name="T16" style:family="text">
      <style:text-properties officeooo:rsid="00dc129f"/>
    </style:style>
    <style:style style:name="T17" style:family="text">
      <style:text-properties officeooo:rsid="00ddeb5f"/>
    </style:style>
    <style:style style:name="T18" style:family="text">
      <style:text-properties officeooo:rsid="00ed817f"/>
    </style:style>
    <style:style style:name="T19" style:family="text">
      <style:text-properties officeooo:rsid="00f93f2a"/>
    </style:style>
    <style:style style:name="T20" style:family="text">
      <style:text-properties officeooo:rsid="00fc9914"/>
    </style:style>
    <style:style style:name="T21" style:family="text">
      <style:text-properties officeooo:rsid="00fd6f95"/>
    </style:style>
    <style:style style:name="T22" style:family="text">
      <style:text-properties officeooo:rsid="00ff67d9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none" style:vertical-pos="middle" style:vertical-rel="baselin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Διάγραμμα 1: <text:tab/><text:span text:style-name="T12">Κλινικό σκέλος επιδημιολογικής επιτήρησης της γρίπης στην ΠΦΥ (σύστημα Sentinel). </text:span></text:p>
      <text:p text:style-name="P24"><text:tab/>Εβδομάδα <text:span text:style-name="T16">\Sexpr{tgtweek%%100}/\Sexpr{tgtweek%/%100}</text:span></text:p>
      <text:p text:style-name="P20">&lt;&lt;diag1, echo = FALSE, fig = TRUE, results = <text:span text:style-name="T1">xml</text:span>&gt;&gt;=</text:p>
      <text:p text:style-name="P23">options(OutDec=<text:span text:style-name="T2">"</text:span>,<text:span text:style-name="T2">"</text:span>)</text:p>
      <text:p text:style-name="P22">imgDefs &lt;- getImageDefs()</text:p>
      <text:p text:style-name="P4">imgDefs$plotHeight &lt;- 1680</text:p>
      <text:p text:style-name="P4">imgDefs$plotWidth &lt;- 2800</text:p>
      <text:p text:style-name="P8">imgDefs$dispHeight &lt;- <text:span text:style-name="T2">"</text:span>4<text:span text:style-name="T2">"</text:span></text:p>
      <text:p text:style-name="P6">imgDefs$dispWidth &lt;- <text:span text:style-name="T2">gsub(",", ".", as.character(4*2800/1680), fixed=TRUE)</text:span></text:p>
      <text:p text:style-name="P4">imgDefs$args &lt;- list(res=288)</text:p>
      <text:p text:style-name="P5">setImageDefs(imgDefs)</text:p>
      <text:p text:style-name="P10">par(family=<text:span text:style-name="T2">"</text:span>Fira Sans<text:span text:style-name="T2">"</text:span>)</text:p>
      <text:p text:style-name="P3">sentinel_graph(ytp, col=c("navyblue","red3"), lty=c(3,1), lwd=c(1,1.5), ci=ciInPlot, <text:span text:style-name="T3">alpha=c(0.08,0.15),</text:span></text:p>
      <text:p text:style-name="P2"><text:s text:c="6"/>ylab="Κρούσματα γριπώδους συνδρομής ανά 1000 επισκέψεις")</text:p>
      <text:p text:style-name="P25">@</text:p>
      <text:p text:style-name="P28"><text:span text:style-name="T22">Αποτελέσματα για</text:span> την εβδομάδα \Sexpr{tgtweek%%100}/\Sexpr{tgtweek%/%100}</text:p>
      <text:p text:style-name="P21">&lt;&lt;Table<text:span text:style-name="T19">3</text:span>, echo=FALSE, results=xml&gt;&gt;=</text:p>
      <text:p text:style-name="P21">tb<text:span text:style-name="T19">3</text:span>Styles &lt;- tableStyles(<text:span text:style-name="T19">tbTotGri</text:span>, header=colnames(<text:span text:style-name="T19">tbTotGri</text:span>))</text:p>
      <text:p text:style-name="P18">tb3Styles$text[<text:span text:style-name="T21">3</text:span>,c(1,6)] &lt;- "My<text:span text:style-name="T20">Bold</text:span>"</text:p>
      <text:p text:style-name="P18">tb3Styles$<text:span text:style-name="T20">header</text:span>[6] &lt;- "My<text:span text:style-name="T20">Bold</text:span>"</text:p>
      <text:p text:style-name="P21">odfTable(<text:span text:style-name="T19">tbTotGri</text:span>, styles=tb<text:span text:style-name="T19">3</text:span>Styles)</text:p>
      <text:p text:style-name="P21">@</text:p>
      <text:p text:style-name="P19"/>
      <text:p text:style-name="Heading_20_4">Ιατροί που δήλωσαν κατά την εβδομάδα \Sexpr{tgtweek%%100}/\Sexpr{tgtweek%/%100}</text:p>
      <text:p text:style-name="P14">&lt;&lt;Table1, echo=FALSE, results=xml&gt;&gt;=</text:p>
      <text:p text:style-name="P14">tb1Styles &lt;- tableStyles(<text:span text:style-name="T15">plirotita_nuts</text:span>, header=colnames(<text:span text:style-name="T15">plirotita_nuts</text:span>))</text:p>
      <text:p text:style-name="P16">plirotita_nuts2 &lt;- plirotita_nuts</text:p>
      <text:p text:style-name="P17">colnames(plirotita_nuts2)<text:span text:style-name="T18">[4] &lt;- "Νησιά Αιγαίου και Κρήτη"</text:span></text:p>
      <text:p text:style-name="P14">odfTable(<text:span text:style-name="T17">plirotita_nuts2</text:span>, styles=tb1Styles)</text:p>
      <text:p text:style-name="P14">@</text:p>
      <text:p text:style-name="P14"/>
      <text:p text:style-name="P15">&lt;&lt;Table2, echo=FALSE, results=xml&gt;&gt;=</text:p>
      <text:p text:style-name="P15">tb2Styles &lt;- tableStyles(<text:span text:style-name="T15">plirotita_eidikotita</text:span>, header=colnames(<text:span text:style-name="T15">plirotita_eidikotita</text:span>))</text:p>
      <text:p text:style-name="P15">odfTable(<text:span text:style-name="T17">plirotita_eidikotita</text:span>, styles=tb2Styles)</text:p>
      <text:p text:style-name="P15">@</text:p>
      <text:p text:style-name="P30">Διάγραμμα <text:span text:style-name="T11">2</text:span>: <text:tab/><text:span text:style-name="T12">Κλινικό σκέλος επιδημιολογικής επιτήρησης της γρίπης στην ΠΦΥ (σύστημα Sentinel), </text:span><text:span text:style-name="T13">ανά ηλικιακή ομάδα. Ε</text:span><text:span text:style-name="T12">βδομάδα </text:span><text:span text:style-name="T14">\Sexpr{tgtweek%%100}/\Sexpr{tgtweek%/%100}</text:span></text:p>
      <text:p text:style-name="P31"><text:span text:style-name="T14"/></text:p>
      <text:p text:style-name="P26">&lt;&lt;diag<text:span text:style-name="T4">2</text:span>, echo = FALSE, fig = TRUE, results = <text:span text:style-name="T1">xml</text:span>&gt;&gt;=</text:p>
      <text:p text:style-name="P7">imgDefs &lt;- getImageDefs()</text:p>
      <text:p text:style-name="P7">imgDefs$plotHeight &lt;- 1680*<text:span text:style-name="T6">1.7</text:span></text:p>
      <text:p text:style-name="P7">imgDefs$plotWidth &lt;- 2800</text:p>
      <text:p text:style-name="P7">imgDefs$dispHeight &lt;- “<text:span text:style-name="T6">7.65</text:span>”</text:p>
      <text:p text:style-name="P7">imgDefs$dispWidth &lt;- <text:span text:style-name="T2">gsub(",", ".", as.character(7.65*2800/(1680*1.7)), fixed=TRUE)</text:span></text:p>
      <text:p text:style-name="P7">imgDefs$args &lt;- list(res=288)</text:p>
      <text:p text:style-name="P7">setImageDefs(imgDefs)</text:p>
      <text:p text:style-name="P9"/>
      <text:p text:style-name="P9">par(family=”Fira Sans”, <text:span text:style-name="T5">mfrow</text:span>=<text:span text:style-name="T5">c(4,1)</text:span>)</text:p>
      <text:p text:style-name="P11">sentinel_graph(ytp, "resGri1", col=c("navyblue","red3"), lty=c(3,1), lwd=c(1,1.5), ci=ciInPlot, alpha=c(0.08,0.15), <text:span text:style-name="T7">ylab=NA</text:span>)</text:p>
      <text:p text:style-name="P11">mtext("Ηλικίες 0-4 ετών", side=3, cex=1.1)</text:p>
      <text:p text:style-name="P12">sentinel_graph(ytp, "resGri2", col=c("navyblue","red3"), lty=c(3,1), lwd=c(1,1.5), ci=ciInPlot, alpha=c(0.08,0.15), <text:span text:style-name="T7">ylab=NA</text:span>)</text:p>
      <text:p text:style-name="P11">mtext("Ηλικίες 5-14 ετών", side=3, cex=1.1)</text:p>
      <text:p text:style-name="P12">sentinel_graph(ytp, "resGri3", col=c("navyblue","red3"), lty=c(3,1), lwd=c(1,1.5), ci=ciInPlot, alpha=c(0.08,0.15), <text:span text:style-name="T7">ylab=NA</text:span>)</text:p>
      <text:p text:style-name="P11">mtext("Ηλικίες 15-64 ετών", side=3, cex=1.1)</text:p>
      <text:p text:style-name="P12">sentinel_graph(ytp, "resGri4", col=c("navyblue","red3"), lty=c(3,1), lwd=c(1,1.5), ci=ciInPlot, alpha=c(0.08,0.15), <text:span text:style-name="T7">ylab=NA</text:span>)</text:p>
      <text:p text:style-name="P11">mtext("Ηλικίες &gt;=65 ετών", side=3, cex=1.1)</text:p>
      <text:p text:style-name="P13">mtext("Κρ<text:span text:style-name="T10">ούσματα</text:span> γριπώδους συνδρομής ανά 1000 επισκέψεις", side=2, outer=TRUE, line=-1.<text:span text:style-name="T8">3</text:span>, cex=1.<text:span text:style-name="T9">1</text:span>)</text:p>
      <text:p text:style-name="P26">@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Mangal1" svg:font-family="Mangal" style:font-family-generic="swiss"/>
    <style:font-face style:name="Fira Sans1" svg:font-family="'Fira Sans'" style:font-adornments="Έντονα" style:font-pitch="variable"/>
    <style:font-face style:name="Fira Sans" svg:font-family="'Fira Sans'" style:font-adornments="Κανονικά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1" svg:font-family="FreeSans" style:font-adornments="µεσαία" style:font-family-generic="swiss" style:font-pitch="variable"/>
    <style:font-face style:name="FreeSans" svg:font-family="FreeSans" style:font-adornments="Έντονα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.349cm" loext:contextual-spacing="false" fo:line-height="150%" fo:text-align="justify" style:justify-single-word="false" style:page-number="auto" style:writing-mode="lr-tb"/>
      <style:text-properties style:font-name="Fira Sans" fo:font-family="'Fira Sans'" style:font-style-name="Κανονικά" style:font-pitch="variable" fo:font-size="11pt" fo:font-weight="normal" style:font-name-asian="Times New Roman1" style:font-family-asian="'Times New Roman'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left="0cm" fo:margin-right="-0.852cm" fo:margin-top="0cm" fo:margin-bottom="0cm" loext:contextual-spacing="false" fo:line-height="100%" fo:text-align="center" style:justify-single-word="false" fo:text-indent="-0.751cm" style:auto-text-indent="false" style:page-number="auto" fo:keep-with-next="always"/>
      <style:text-properties style:font-name="FreeSans" fo:font-family="FreeSans" style:font-style-name="Έντονα" style:font-family-generic="swiss" style:font-pitch="variable" fo:font-size="14pt" fo:font-weight="600" style:font-weight-asian="bold" style:font-name-complex="Arial1" style:font-family-complex="Arial" style:font-family-generic-complex="system" style:font-pitch-complex="variable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2.54cm" fo:margin-right="0cm" fo:margin-top="0.423cm" fo:margin-bottom="0.106cm" loext:contextual-spacing="false" fo:line-height="100%" fo:text-indent="-2.54cm" style:auto-text-indent="false">
        <style:tab-stops>
          <style:tab-stop style:position="2.54cm"/>
        </style:tab-stops>
      </style:paragraph-properties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Λεζάντα1" style:family="paragraph" style:parent-style-name="Standard" style:default-outline-level="" style:master-page-name="">
      <style:paragraph-properties fo:margin-left="2cm" fo:margin-right="0cm" fo:margin-top="0cm" fo:margin-bottom="0.63cm" loext:contextual-spacing="false" fo:text-indent="-2cm" style:auto-text-indent="false" style:page-number="auto" text:number-lines="false" text:line-number="0" style:writing-mode="lr-tb">
        <style:tab-stops/>
      </style:paragraph-properties>
      <style:text-properties style:font-name="Fira Sans" fo:font-family="'Fira Sans'" style:font-style-name="Κανονικά" style:font-pitch="variable" fo:font-size="8pt" fo:font-style="normal" fo:font-weight="normal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 style:master-page-name="">
      <style:paragraph-properties fo:text-align="end" style:justify-single-word="false" style:page-number="auto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FreeSans1" fo:font-family="FreeSans" style:font-style-name="µεσαία" style:font-family-generic="swiss" style:font-pitch="variable" fo:font-weight="600"/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tyle-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-asian="Arial1" style:font-family-asian="Arial" style:font-family-generic-asian="system" style:font-pitch-asian="variable" style:language-asian="ar" style:country-asian="SA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-asian="Times New Roman1" style:font-family-asian="'Times New Roman'" style:font-family-generic-asian="system" style:font-pitch-asian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 style:master-page-name="">
      <style:paragraph-properties fo:margin-top="0cm" fo:margin-bottom="0.42cm" loext:contextual-spacing="false" style:page-number="auto" style:writing-mode="lr-tb"/>
      <style:text-properties style:font-name="Fira Sans1" fo:font-family="'Fira Sans'" style:font-style-name="Έντονα" style:font-pitch="variable" fo:font-size="11pt" fo:font-style="normal" fo:font-weight="bold"/>
    </style:style>
    <style:style style:name="Heading_20_3" style:display-name="Heading 3" style:family="paragraph" style:parent-style-name="Heading" style:class="text">
      <style:paragraph-properties fo:margin-top="0cm" fo:margin-bottom="0.42cm" loext:contextual-spacing="false" style:writing-mode="lr-tb"/>
      <style:text-properties style:font-name="Fira Sans1" fo:font-family="'Fira Sans'" style:font-style-name="Έντονα" style:font-pitch="variable" fo:font-size="10pt" fo:font-weight="bold"/>
    </style:style>
    <style:style style:name="Table_20_Heading" style:display-name="Table Heading" style:family="paragraph" style:parent-style-name="Table_20_Contents" style:class="extra"/>
    <style:style style:name="Heading_20_4" style:display-name="Heading 4" style:family="paragraph" style:parent-style-name="Heading" style:class="text" style:master-page-name="">
      <style:paragraph-properties fo:margin-left="2.499cm" fo:margin-right="0cm" fo:margin-top="0.21cm" fo:margin-bottom="0.21cm" loext:contextual-spacing="false" fo:line-height="100%" fo:text-indent="-2.499cm" style:auto-text-indent="false" style:page-number="auto" style:writing-mode="lr-tb">
        <style:tab-stops/>
      </style:paragraph-properties>
      <style:text-properties style:font-name="Fira Sans1" fo:font-family="'Fira Sans'" style:font-style-name="Έντονα" style:font-pitch="variable" fo:font-size="11pt" fo:font-weight="bold"/>
    </style:style>
    <style:style style:name="Heading_20_5" style:display-name="Heading 5" style:family="paragraph" style:parent-style-name="Heading" style:class="text">
      <style:paragraph-properties style:writing-mode="lr-tb"/>
      <style:text-properties style:font-name="Fira Sans" fo:font-family="'Fira Sans'" style:font-style-name="Κανονικά" style:font-pitch="variable"/>
    </style:style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WW8Num2z0" style:family="text">
      <style:text-properties style:font-name="Symbol" fo:font-family="Symbol" style:font-family-generic="roman" style:font-pitch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/>
    </style:style>
    <style:style style:name="Προεπιλεγμένη_20_γραμματοσειρά1" style:display-name="Προεπιλεγμένη γραμματοσειρά1" style:family="text"/>
    <style:style style:name="Επικεφαλίδα_20_8_20_Char" style:display-name="Επικεφαλίδα 8 Char" style:family="tex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Σώμα_20_κειμένου_20_Char" style:display-name="Σώμα κειμένου Char" style:family="text">
      <style:text-properties style:font-name="Tahoma" fo:font-family="Tahom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Κείμενο_20_πλαισίου_20_Char" style:display-name="Κείμενο πλαισίου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Κεφαλίδα_20_Char" style:display-name="Κεφαλίδα Char" style:family="text">
      <style:text-properties fo:font-size="11pt" style:font-size-asian="11pt" style:font-size-complex="11pt"/>
    </style:style>
    <style:style style:name="Υποσέλιδο_20_Char" style:display-name="Υποσέλιδο Char" style:family="text">
      <style:text-properties fo:font-size="11pt" style:font-size-asian="11pt" style:font-size-complex="11pt"/>
    </style:style>
    <style:style style:name="page_20_number" style:display-name="page number" style:family="text" style:parent-style-name="Default_20_Paragraph_20_Font">
      <style:text-properties fo:language="el" fo:country="G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fo:font-size="8pt" fo:font-weight="normal" style:font-name-asian="Arial Unicode MS" style:font-family-asian="'Arial Unicode MS'" style:font-family-generic-asian="system" style:font-pitch-asian="variable" style:font-size-asian="8pt" style:font-weight-asian="normal" style:font-name-complex="Arial1" style:font-family-complex="Arial" style:font-family-generic-complex="system" style:font-pitch-complex="variable" style:font-size-complex="8pt"/>
    </style:style>
    <style:style style:name="ListLabel_20_3" style:display-name="ListLabel 3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fo:font-weight="normal" style:font-name-asian="Arial Unicode MS" style:font-family-asian="'Arial Unicode MS'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69cm" fo:text-indent="-0.635cm" fo:margin-left="0.76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389cm" fo:text-indent="-0.635cm" fo:margin-left="8.3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659cm" fo:text-indent="-0.635cm" fo:margin-left="9.65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929cm" fo:text-indent="-0.635cm" fo:margin-left="10.92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3.7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4.9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6.2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7.5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8.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-0.36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76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03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0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79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84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1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65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2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d94bab" officeooo:paragraph-rsid="00d94bab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none" style:vertical-pos="middle" style:vertical-rel="baselin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cm" fo:margin-bottom="1.251cm" fo:margin-left="1.499cm" fo:margin-right="1.499cm" fo:background-color="#ffffff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Εικόνα 224" text:anchor-type="as-char" svg:width="2.979cm" svg:height="2.05cm" draw:z-index="1"><draw:image xlink:href="Pictures/100002010000008D0000006FDF0E09368386BF9C.png" xlink:type="simple" xlink:show="embed" xlink:actuate="onLoad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Μαράκι</meta:initial-creator>
    <meta:editing-cycles>358</meta:editing-cycles>
    <meta:print-date>2015-01-02T12:36:00</meta:print-date>
    <meta:creation-date>2015-01-22T07:51:00</meta:creation-date>
    <dc:date>2017-01-15T21:04:00.550402831</dc:date>
    <meta:editing-duration>PT13H45M17S</meta:editing-duration>
    <meta:generator>LibreOffice/5.2.4.2.1$Linux_X86_64 LibreOffice_project/20m0$Build-2</meta:generator>
    <dc:creator>Theodore Lytras</dc:creator>
    <meta:document-statistic meta:table-count="0" meta:image-count="1" meta:object-count="0" meta:page-count="2" meta:paragraph-count="54" meta:word-count="234" meta:character-count="2662" meta:non-whitespace-character-count="247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